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643e" officeooo:paragraph-rsid="0001643e"/>
    </style:style>
    <style:style style:name="P2" style:family="paragraph" style:parent-style-name="Standard">
      <style:text-properties officeooo:rsid="0002f094" officeooo:paragraph-rsid="0002f094"/>
    </style:style>
    <style:style style:name="P3" style:family="paragraph" style:parent-style-name="Standard">
      <style:text-properties style:text-underline-style="solid" style:text-underline-width="auto" style:text-underline-color="font-color" officeooo:rsid="0002f094" officeooo:paragraph-rsid="0002f094"/>
    </style:style>
    <style:style style:name="T1" style:family="text">
      <style:text-properties officeooo:rsid="000164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Randomisation of coins in minigame</text:span></text:p>
      <text:p text:style-name="Standard">- <text:span text:style-name="T1">responsiveness for minigame</text:span></text:p>
      <text:p text:style-name="Standard">- <text:span text:style-name="T1">minigame to be mobile friendly</text:span></text:p>
      <text:p text:style-name="Standard"/>
      <text:p text:style-name="P1">Font</text:p>
      <text:p text:style-name="P1">Sans-serif; Roboto; Mont serrat black; </text:p>
      <text:p text:style-name="P2"/>
      <text:p text:style-name="P3">Pages</text:p>
      <text:p text:style-name="P2">Landing</text:p>
      <text:p text:style-name="P2">Products</text:p>
      <text:p text:style-name="P2">Minigame</text:p>
      <text:p text:style-name="P2">Finance</text:p>
      <text:p text:style-name="P2">Contac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5T19:54:35.758656205</meta:creation-date>
    <dc:date>2024-03-26T08:41:27.111364119</dc:date>
    <meta:editing-duration>PT11H55M55S</meta:editing-duration>
    <meta:editing-cycles>1</meta:editing-cycles>
    <meta:document-statistic meta:table-count="0" meta:image-count="0" meta:object-count="0" meta:page-count="1" meta:paragraph-count="11" meta:word-count="28" meta:character-count="182" meta:non-whitespace-character-count="164"/>
    <meta:generator>LibreOffice/5.1.4.2$MacOSX_X86_64 LibreOffice_project/f99d75f39f1c57ebdd7ffc5f42867c12031db97a</meta:generator>
  </office:meta>
</office:document-meta>
</file>